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3ddd48" officeooo:paragraph-rsid="003ddd48"/>
    </style:style>
    <style:style style:name="P2" style:family="paragraph" style:parent-style-name="Standard">
      <style:text-properties officeooo:paragraph-rsid="003ddd48"/>
    </style:style>
    <style:style style:name="P3" style:family="paragraph" style:parent-style-name="Standard">
      <style:text-properties officeooo:rsid="006ba283" officeooo:paragraph-rsid="006ba283"/>
    </style:style>
    <style:style style:name="P4" style:family="paragraph" style:parent-style-name="Standard">
      <style:text-properties officeooo:rsid="006ba283" officeooo:paragraph-rsid="00a5c422"/>
    </style:style>
    <style:style style:name="P5" style:family="paragraph" style:parent-style-name="Standard">
      <style:text-properties officeooo:rsid="00200ad2" officeooo:paragraph-rsid="006ba283"/>
    </style:style>
    <style:style style:name="P6" style:family="paragraph" style:parent-style-name="Standard">
      <style:text-properties officeooo:rsid="00200ad2" officeooo:paragraph-rsid="00ec9e2b"/>
    </style:style>
    <style:style style:name="P7" style:family="paragraph" style:parent-style-name="Standard">
      <style:text-properties officeooo:rsid="00200ad2" officeooo:paragraph-rsid="00f56800"/>
    </style:style>
    <style:style style:name="P8"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style:font-name="Arial" officeooo:rsid="00a03555" style:font-size-asian="10.5pt"/>
    </style:style>
    <style:style style:name="T2" style:family="text">
      <style:text-properties style:font-name="Arial" officeooo:rsid="00ec9e2b" style:font-size-asian="10.5pt"/>
    </style:style>
    <style:style style:name="T3" style:family="text">
      <style:text-properties style:font-name="Arial" officeooo:rsid="00edf236" style:font-size-asian="10.5pt"/>
    </style:style>
    <style:style style:name="T4" style:family="text">
      <style:text-properties style:font-name="Arial" officeooo:rsid="00f56800" style:font-size-asian="10.5pt"/>
    </style:style>
    <style:style style:name="T5" style:family="text">
      <style:text-properties officeooo:rsid="00f56800"/>
    </style: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2" form:control-implementation="ooo:com.sun.star.form.component.CommandButton" xml:id="control1" form:id="control1" form:label="Jeux de données indépendan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separ?language=Basic&amp;location=document" xlink:type="simple"/>
            </office:event-listeners>
          </form:button>
          <form:button form:name="Bouton 2" form:control-implementation="ooo:com.sun.star.form.component.CommandButton" xml:id="control2" form:id="control2" form:label="Fusion d'un jeu de donné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MergeDataset?language=Basic&amp;location=document" xlink:type="simple"/>
            </office:event-listeners>
          </form:button>
        </form:form>
      </office:forms>
      <text:variable-decls>
        <text:variable-decl office:value-type="string" text:name="appname"/>
        <text:variable-decl office:value-type="string" text:name="langdigram"/>
        <text:variable-decl office:value-type="string" text:name="AppName2"/>
        <text:variable-decl office:value-type="string" text:name="LangDigra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control text:anchor-type="as-char" svg:y="-0.718cm" draw:z-index="0" draw:name="Forme1" draw:style-name="gr1" draw:text-style-name="P8" svg:width="6.46cm" svg:height="0.71cm" draw:control="control1"/></text:p>
      <text:p text:style-name="P2"/>
      <text:p text:style-name="P4"><draw:control text:anchor-type="as-char" svg:y="-0.718cm" draw:z-index="1" draw:name="Forme1" draw:style-name="gr1" draw:text-style-name="P8" svg:width="6.495cm" svg:height="0.71cm" draw:control="control2"/></text:p>
      <text:p text:style-name="P3"/>
      <text:p text:style-name="P3"><text:span text:style-name="T5">Nom du programme</text:span> (<text:span text:style-name="T5">inclus l’</text:span>extension): <text:variable-set text:name="AppName2" office:value-type="string">BentSim_fr.json</text:variable-set><text:text-input text:description=""/></text:p>
      <text:p text:style-name="P5"><text:span text:style-name="Source_20_Text"><text:span text:style-name="T1"/></text:span></text:p>
      <text:p text:style-name="P7"><text:span text:style-name="Source_20_Text"><text:span text:style-name="T2">La macro [</text:span></text:span><text:span text:style-name="Source_20_Text"><text:span text:style-name="T4">Jeux de données indépendants</text:span></text:span><text:span text:style-name="Source_20_Text"><text:span text:style-name="T2">] créera un fichier unique pour chaque </text:span></text:span><text:span text:style-name="Source_20_Text"><text:span text:style-name="T4">jeu</text:span></text:span><text:span text:style-name="Source_20_Text"><text:span text:style-name="T2"> de données du fichier openscad '.json'. Chaque fichier séparé est un fichier '.json' valide pour OpenSCAD mais avec une extension modifiée '.cusd'. <text:s/>Ceci permet de transférer à quelqu'un d'autre ce fichier individuel qui peut ensuite être fusionné dans un fichier '.json' existant sans écraser aucune donnée avec la macro [Fusion </text:span></text:span><text:span text:style-name="Source_20_Text"><text:span text:style-name="T4">d’un</text:span></text:span><text:span text:style-name="Source_20_Text"><text:span text:style-name="T2"> jeu de données]. Cela permet également de sauvegarder vos données avant de mettre à jour l'application.<text:line-break/><text:line-break/>Notez qu'un </text:span></text:span><text:span text:style-name="Source_20_Text"><text:span text:style-name="T4">jeu de donnée</text:span></text:span><text:span text:style-name="Source_20_Text"><text:span text:style-name="T2"> fusionné aura son nom complété par un caractère " _ ".<text:line-break/>Si vous fusionnez plusieurs fois le même fichier, vous aurez plusieurs occurrences et cela peut fonctionner dans OpenSCAD mais c'est très déroutant, car l'ordre des fichiers change et le jeu de données à la fin de la liste est le dernier jeu utilisé.<text:line-break/><text:line-break/>En exécutant une deuxième fois la macro '</text:span></text:span><text:span text:style-name="Source_20_Text"><text:span text:style-name="T4">Jeu de données indépendants</text:span></text:span><text:span text:style-name="Source_20_Text"><text:span text:style-name="T2">' </text:span></text:span><text:span text:style-name="Source_20_Text"><text:span text:style-name="T4">les jeu de données ayant un nom déjà existant seront écrasés</text:span></text:span><text:span text:style-name="Source_20_Text"><text:span text:style-name="T2">.<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1T21:16:50.342000000</meta:creation-date>
    <dc:date>2019-11-18T19:52:40.774000000</dc:date>
    <meta:editing-duration>P1DT5H50M19S</meta:editing-duration>
    <meta:editing-cycles>193</meta:editing-cycles>
    <meta:generator>LibreOffice/6.2.7.1$Windows_X86_64 LibreOffice_project/23edc44b61b830b7d749943e020e96f5a7df63bf</meta:generator>
    <meta:document-statistic meta:table-count="0" meta:image-count="0" meta:object-count="0" meta:page-count="1" meta:paragraph-count="4" meta:word-count="169" meta:character-count="1042" meta:non-whitespace-character-count="873"/>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Option Explicit

sub separ
	dim l1$, t1$, t2$, t3$, dsname$
	dim filei$, filein$, fileo$, fileout$
	dim txtin as integer, txtout as integer
	dim directory, oDoc as object, curFile, oMasters, oVar
	oMasters = ThisComponent.getTextFieldMasters()
   	oDoc = ThisComponent
	curFile = ThisComponent.getURL()
	directory = Left(curFile, Len(curFile)-21) 'this is the length of the .odt file name
	oVar =  oMasters.getByName("com.sun.star.text.fieldmaster.SetExpression.AppName2")
	filei = oVar.DependentTextFields(0).Content
	filein = directory+filei
	txtin = FreeFile()
	open filein for input as #txtin 
	line input #txtin, t1 'remove two first lines
	line input #txtin, t2
	do while not eof(txtin)	
		line input #txtin, t3
		if right(t3,1)=chr(34) then 'This is the end of the file
			exit do
		end if	
		dsname  = left(Mid(t3,10),len(t3)-13) 'Extract dataset name
		dsname =  Replace(dsname,"\"+chr(34), "_") ' not valid character for a file name
		dsname =  Replace(dsname, "'", "_") ' also not valid but many others char could be unvalid
		fileo = dsname+".cusd"
		fileout = directory+fileo
		txtout = FreeFile()	
		open fileout for output as #txtout 
		Print #txtout, t1
		Print #txtout, t2
		Print #txtout, t3
		do while not eof(txtin)
			line input #txtin, l1
			if Right(l1,2) = "}," or Right(l1,2) = "}"  Then 
				Print #txtout, "        }"
				Print #txtout, "    },"
				Print #txtout, "    "+chr(34)+"fileFormatVersion"+chr(34)+": "+chr(34)+"1"+chr(34)
				Print #txtout, "}"
				close #txtout
				exit do
			else
				Print #txtout, l1
			endif
		loop
	loop
	close #txtin
	msgbox "Customizer dataset separation done from file: "+filei
end sub

Sub MergeDataset
	dim NextFile$, AllFiles$
	dim mgfiles (127) as string
	dim l1$, l2$, filei$, filein$, file2i$, file2in$, fileo$, fileout$, oldfile$ 
	dim txtin as integer, txt2in as integer, txtout as integer, idx as integer, sel as integer
	dim directory, oDoc, curFile, oMasters, oVar
	oMasters = ThisComponent.getTextFieldMasters()
   	oDoc = ThisComponent
	curFile = ThisComponent.getURL()
	directory = Left(curFile, Len(curFile)-21) 'this is the length of the .odt file name
	oVar =  oMasters.getByName("com.sun.star.text.fieldmaster.SetExpression.AppName2")
	filei = oVar.DependentTextFields(0).Content
 	AllFiles = ""
	NextFile = Dir(directory,0)
	idx=1
	While NextFile  &lt;&gt; ""
		if right(NextFile,5)=".cusd" then
	  		mgfiles(idx) = NextFile
		    AllFiles = AllFiles &amp; Chr(13) &amp; idx &amp; ":  "&amp;left(NextFile, len(NextFile)-5) 
		    idx = idx+1
		endif    
	    NextFile = Dir
	Wend
  	'select the file to merge
	sel = Cint(trim(inputbox (Allfiles+Chr(13)+"Give the number of the file you want to merge")))
  	if sel&lt;idx and sel&gt;0  then
		'MsgBox cstr(sel)+": "+mgfiles(sel)
		filein = directory+filei		
		txtin = FreeFile()
		open filein for input as #txtin 
		fileout = directory+"tmpcusd"
		txtout = FreeFile()	
		open fileout for output as #txtout 
		do while not eof(txtin)
			line input #txtin, l1
			if Right(l1,1) = "}"  Then 'this is the last dataset as there is no comma
				Print #txtout, "        }," 'adding a comma to add a new dataset
				close #txtin
				exit do
			else
				Print #txtout, l1
			endif
		loop
		file2in = directory+mgfiles(sel)
		txt2in = FreeFile()
		open file2in for input as #txt2in 				
		line input #txt2in, l1
		line input #txt2in, l1 ' first two lines unused
		line input #txt2in, l1 'dataset name
		l1=replace(l1, chr(34)+": {","_"+chr(34)+": {") 'add an underscore to the dataset name
		Print #txtout, l1
		do while not eof(txt2in)
			line input #txt2in, l1
			Print #txtout, l1
			if Right(l1,1) = "}"  Then 
				close #txt2in
				exit do
			endif
		loop
		Print #txtout, "    },"
		Print #txtout, "    "+chr(34)+"fileFormatVersion"+chr(34)+": "+chr(34)+"1"+chr(34)
		Print #txtout, "}"
		close #txtout
		oldfile = left(filein, len(filein)-5) &amp; "_old.json"
		Kill oldfile
		Name filein As oldfile
		Name fileout As filein
		MsgBox "Merged " &amp; file2in &amp; " in " &amp; filein 
	else
		MsgBox "The input is not valid"	
	end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